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9.001cm" style:page-number="auto" table:align="left"/>
    </style:style>
    <style:style style:name="Table1.A" style:family="table-column">
      <style:table-column-properties style:column-width="9.5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Table2" style:family="table">
      <style:table-properties style:width="8.901cm" table:align="margins"/>
    </style:style>
    <style:style style:name="Table2.A" style:family="table-column">
      <style:table-column-properties style:column-width="1.744cm" style:rel-column-width="12843*"/>
    </style:style>
    <style:style style:name="Table2.B" style:family="table-column">
      <style:table-column-properties style:column-width="7.156cm" style:rel-column-width="52692*"/>
    </style:style>
    <style:style style:name="Table2.A1" style:family="table-cell">
      <style:table-cell-properties fo:padding="0.097cm" fo:border="none"/>
    </style:style>
    <style:style style:name="Table3" style:family="table">
      <style:table-properties style:width="7.121cm" table:align="left"/>
    </style:style>
    <style:style style:name="Table3.A" style:family="table-column">
      <style:table-column-properties style:column-width="1.501cm"/>
    </style:style>
    <style:style style:name="Table3.B" style:family="table-column">
      <style:table-column-properties style:column-width="1.924cm"/>
    </style:style>
    <style:style style:name="Table3.C" style:family="table-column">
      <style:table-column-properties style:column-width="0.27cm"/>
    </style:style>
    <style:style style:name="Table3.A1" style:family="table-cell">
      <style:table-cell-properties fo:padding-left="0.101cm" fo:padding-right="0.101cm" fo:padding-top="0cm" fo:padding-bottom="0cm" fo:border-left="0.002cm solid #000000" fo:border-right="none" fo:border-top="0.002cm solid #000000" fo:border-bottom="0.002cm solid #000000"/>
    </style:style>
    <style:style style:name="Table3.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3.E1" style:family="table-cell">
      <style:table-cell-properties fo:padding-left="0.101cm" fo:padding-right="0.101cm" fo:padding-top="0cm" fo:padding-bottom="0cm" fo:border="0.002cm solid #000000"/>
    </style:style>
    <style:style style:name="Table3.A2" style:family="table-cell">
      <style:table-cell-properties fo:padding-left="0.101cm" fo:padding-right="0.101cm" fo:padding-top="0cm" fo:padding-bottom="0cm" fo:border-left="0.002cm solid #000000" fo:border-right="none" fo:border-top="none" fo:border-bottom="0.002cm solid #000000"/>
    </style:style>
    <style:style style:name="Table3.E2" style:family="table-cell">
      <style:table-cell-properties fo:padding-left="0.101cm" fo:padding-right="0.101cm" fo:padding-top="0cm" fo:padding-bottom="0cm" fo:border-left="0.002cm solid #000000" fo:border-right="0.002cm solid #000000" fo:border-top="none" fo:border-bottom="0.002cm solid #000000"/>
    </style:style>
    <style:style style:name="Table4" style:family="table">
      <style:table-properties style:width="8.901cm" table:align="margins"/>
    </style:style>
    <style:style style:name="Table4.A" style:family="table-column">
      <style:table-column-properties style:column-width="1.744cm" style:rel-column-width="12843*"/>
    </style:style>
    <style:style style:name="Table4.B" style:family="table-column">
      <style:table-column-properties style:column-width="7.156cm" style:rel-column-width="52692*"/>
    </style:style>
    <style:style style:name="Table4.A1" style:family="table-cell">
      <style:table-cell-properties fo:padding="0.097cm" fo:border="none"/>
    </style:style>
    <style:style style:name="Table5" style:family="table">
      <style:table-properties style:width="7.121cm" table:align="left"/>
    </style:style>
    <style:style style:name="Table5.A" style:family="table-column">
      <style:table-column-properties style:column-width="1.501cm"/>
    </style:style>
    <style:style style:name="Table5.B" style:family="table-column">
      <style:table-column-properties style:column-width="1.924cm"/>
    </style:style>
    <style:style style:name="Table5.C" style:family="table-column">
      <style:table-column-properties style:column-width="0.27cm"/>
    </style:style>
    <style:style style:name="Table5.A1" style:family="table-cell">
      <style:table-cell-properties fo:padding-left="0.101cm" fo:padding-right="0.101cm" fo:padding-top="0cm" fo:padding-bottom="0cm" fo:border-left="0.002cm solid #000000" fo:border-right="none" fo:border-top="0.002cm solid #000000" fo:border-bottom="0.002cm solid #000000"/>
    </style:style>
    <style:style style:name="Table5.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5.E1" style:family="table-cell">
      <style:table-cell-properties fo:padding-left="0.101cm" fo:padding-right="0.101cm" fo:padding-top="0cm" fo:padding-bottom="0cm" fo:border="0.002cm solid #000000"/>
    </style:style>
    <style:style style:name="Table5.A2" style:family="table-cell">
      <style:table-cell-properties fo:padding-left="0.101cm" fo:padding-right="0.101cm" fo:padding-top="0cm" fo:padding-bottom="0cm" fo:border-left="0.002cm solid #000000" fo:border-right="none" fo:border-top="none" fo:border-bottom="0.002cm solid #000000"/>
    </style:style>
    <style:style style:name="Table5.E2" style:family="table-cell">
      <style:table-cell-properties fo:padding-left="0.101cm" fo:padding-right="0.101cm" fo:padding-top="0cm" fo:padding-bottom="0cm" fo:border-left="0.002cm solid #000000" fo:border-right="0.002cm solid #000000" fo:border-top="none" fo:border-bottom="0.002cm solid #000000"/>
    </style:style>
    <style:style style:name="P1" style:family="paragraph" style:parent-style-name="Table_20_Contents">
      <style:text-properties style:font-name="Verdana" fo:font-size="6pt" fo:font-weight="bold" style:font-size-asian="6pt" style:font-weight-asian="bold" style:font-size-complex="6pt" style:font-weight-complex="bold"/>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4"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5" style:family="paragraph" style:parent-style-name="Table_20_Contents">
      <style:text-properties style:font-name="Verdana" fo:font-size="6pt" style:font-size-asian="6pt" style:font-size-complex="6pt"/>
    </style:style>
    <style:style style:name="P6" style:family="paragraph" style:parent-style-name="Table_20_Contents">
      <style:paragraph-properties fo:text-align="end" style:justify-single-word="false"/>
      <style:text-properties style:font-name="Verdana" fo:font-size="6pt" style:font-size-asian="6pt" style:font-size-complex="6pt"/>
    </style:style>
    <style:style style:name="P7" style:family="paragraph" style:parent-style-name="Table_20_Contents">
      <style:paragraph-properties fo:line-height="100%"/>
    </style:style>
    <style:style style:name="P8" style:family="paragraph" style:parent-style-name="Text_20_body">
      <style:paragraph-properties fo:line-height="100%"/>
      <style:text-properties style:font-name="Verdana" fo:font-size="6pt" style:text-underline-style="none" fo:font-weight="normal" style:font-size-asian="6pt" style:font-weight-asian="normal" style:font-size-complex="6pt" style:font-weight-complex="normal"/>
    </style:style>
    <style:style style:name="P9"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10" style:family="paragraph" style:parent-style-name="Table_20_Contents">
      <style:paragraph-properties fo:line-height="100%" fo:text-align="center" style:justify-single-word="false" style:shadow="none"/>
      <style:text-properties style:font-name="Super Retro M54" fo:font-size="28pt" fo:font-weight="normal" style:font-name-asian="SimSun" style:font-size-asian="28pt" style:font-weight-asian="normal" style:font-name-complex="Mangal" style:font-size-complex="28pt" style:font-weight-complex="normal"/>
    </style:style>
    <style:style style:name="P11" style:family="paragraph" style:parent-style-name="Table_20_Contents">
      <style:paragraph-properties fo:line-height="100%" fo:text-align="center" style:justify-single-word="false" style:shadow="none"/>
      <style:text-properties style:font-name="Verdana" fo:font-size="6pt" style:text-underline-style="none" fo:font-weight="normal" style:font-size-asian="6pt" style:font-weight-asian="normal" style:font-size-complex="6pt" style:font-weight-complex="normal"/>
    </style:style>
    <style:style style:name="P12" style:family="paragraph" style:parent-style-name="Table_20_Contents">
      <style:text-properties style:font-name="Verdana" fo:font-size="6pt" fo:font-weight="bold" style:font-size-asian="6pt" style:font-weight-asian="bold" style:font-size-complex="6pt" style:font-weight-complex="bold"/>
    </style:style>
    <style:style style:name="P13"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14"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15"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16" style:family="paragraph" style:parent-style-name="Table_20_Contents">
      <style:text-properties style:font-name="Verdana" fo:font-size="6pt" style:font-size-asian="6pt" style:font-size-complex="6pt"/>
    </style:style>
    <style:style style:name="P17" style:family="paragraph" style:parent-style-name="Table_20_Contents">
      <style:paragraph-properties fo:text-align="end" style:justify-single-word="false"/>
      <style:text-properties style:font-name="Verdana" fo:font-size="6pt" style:font-size-asian="6pt" style:font-size-complex="6pt"/>
    </style:style>
    <style:style style:name="P18" style:family="paragraph" style:parent-style-name="Table_20_Contents">
      <style:paragraph-properties fo:line-height="100%"/>
      <style:text-properties fo:font-weight="normal" style:font-weight-asian="normal" style:font-weight-complex="normal"/>
    </style:style>
    <style:style style:name="P19" style:family="paragraph" style:parent-style-name="Text_20_body">
      <style:paragraph-properties fo:line-height="100%"/>
      <style:text-properties style:font-name="Verdana" fo:font-size="6pt" fo:font-style="normal" style:text-underline-style="none" fo:font-weight="normal" style:font-size-asian="6pt" style:font-style-asian="normal" style:font-weight-asian="normal" style:font-size-complex="6pt" style:font-style-complex="normal" style:font-weight-complex="normal"/>
    </style:style>
    <style:style style:name="P20" style:family="paragraph" style:parent-style-name="Text_20_body">
      <style:paragraph-properties fo:line-height="100%"/>
      <style:text-properties style:font-name="Verdana" fo:font-size="6pt" fo:font-style="normal" style:text-underline-style="none" fo:font-weight="bold" style:font-size-asian="6pt" style:font-style-asian="normal" style:font-weight-asian="bold" style:font-size-complex="6pt" style:font-style-complex="normal" style:font-weight-complex="bold"/>
    </style:style>
    <style:style style:name="P21" style:family="paragraph" style:parent-style-name="Text_20_body">
      <style:paragraph-properties fo:line-height="100%"/>
      <style:text-properties style:font-name="Verdana"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2" style:family="paragraph" style:parent-style-name="Text_20_body">
      <style:paragraph-properties fo:line-height="100%"/>
      <style:text-properties style:font-name="Verdana" fo:font-size="6pt" style:text-underline-style="none" fo:font-weight="normal" style:font-size-asian="6pt" style:font-weight-asian="normal" style:font-size-complex="6pt" style:font-weight-complex="normal"/>
    </style:style>
    <style:style style:name="P23"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24" style:family="paragraph" style:parent-style-name="Text_20_body">
      <style:paragraph-properties fo:line-height="100%"/>
      <style:text-properties style:font-name="Verdana" fo:font-size="6pt" fo:font-weight="normal" style:font-size-asian="6pt" style:font-weight-asian="normal" style:font-size-complex="6pt" style:font-weight-complex="normal"/>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style:font-name="Verdana" fo:font-size="6pt" style:text-underline-style="solid" style:text-underline-width="auto" style:text-underline-color="font-color" style:font-size-asian="6pt" style:font-size-complex="6pt"/>
    </style:style>
    <style:style style:name="T4" style:family="text">
      <style:text-properties style:font-name="Verdana" fo:font-size="6pt" style:font-size-asian="6pt" style:font-size-complex="6pt"/>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0">MIDI SWITCHER</text:p>
            <text:p text:style-name="P2"/>
            <text:p text:style-name="P18"><text:span text:style-name="T4">The information on this page is the </text:span><text:span text:style-name="T3">bare minimum</text:span><text:span text:style-name="T4"> needed to build the project, however you will find more <text:s/>information at </text:span><text:span text:style-name="T2">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2" table:style-name="Table2">
              <table:table-column table:style-name="Table2.A"/>
              <table:table-column table:style-name="Table2.B"/>
              <table:table-row>
                <table:table-cell table:style-name="Table2.A1" office:value-type="string">
                  <text:p text:style-name="P2">C1,C2,C3</text:p>
                  <text:p text:style-name="P2">C4 <text:s text:c="15"/></text:p>
                  <text:p text:style-name="P2">C5 <text:s text:c="15"/></text:p>
                  <text:p text:style-name="P2">D1 <text:s text:c="15"/></text:p>
                  <text:p text:style-name="P2">D2 <text:s text:c="15"/></text:p>
                  <text:p text:style-name="P2">R1 <text:s text:c="15"/></text:p>
                  <text:p text:style-name="P2">R2,R3 <text:s text:c="10"/></text:p>
                  <text:p text:style-name="P2">R4-R21 <text:s text:c="8"/></text:p>
                  <text:p text:style-name="P2">LED1-8 <text:s text:c="8"/></text:p>
                  <text:p text:style-name="P2">PWR, ACT <text:s text:c="3"/></text:p>
                  <text:p text:style-name="P2">REG1 <text:s text:c="15"/></text:p>
                  <text:p text:style-name="P2">MODE <text:s text:c="15"/></text:p>
                  <text:p text:style-name="P2"><text:s text:c="16"/></text:p>
                  <text:p text:style-name="P2"/>
                  <text:p text:style-name="P2"/>
                  <text:p text:style-name="P2"/>
                  <text:p text:style-name="P2">IC1 <text:s text:c="16"/></text:p>
                  <text:p text:style-name="P2">IC2 <text:s text:c="16"/></text:p>
                  <text:p text:style-name="P2"><text:s text:c="11"/></text:p>
                  <text:p text:style-name="P2">Beside </text:p>
                  <text:p text:style-name="P2">LED1-8</text:p>
                  <text:p text:style-name="P2"/>
                  <text:p text:style-name="P2"/>
                  <text:p text:style-name="P2"/>
                  <text:p text:style-name="P2"/>
                  <text:p text:style-name="P2">MIDI_IN <text:s text:c="12"/></text:p>
                  <text:p text:style-name="P2">DCIN, PORTA-H <text:s text:c="6"/></text:p>
                  <text:p text:style-name="P2"/>
                  <text:p text:style-name="P2"><text:s text:c="15"/></text:p>
                </table:table-cell>
                <table:table-cell table:style-name="Table2.A1" office:value-type="string">
                  <text:p text:style-name="P4">100nF CERAMIC CAPACITOR (X3)</text:p>
                  <text:p text:style-name="P4">47UF 63V ELECTROLYTIC CAPACITOR</text:p>
                  <text:p text:style-name="P4">4U7 16V ELECTROLYTIC CAPACITOR</text:p>
                  <text:p text:style-name="P4">1N4148 SIGNAL DIODE</text:p>
                  <text:p text:style-name="P4">1N4001 RECTIFIER DIODE</text:p>
                  <text:p text:style-name="P4">220R RESISTOR </text:p>
                  <text:p text:style-name="P4">1K5 RESISTOR (X2)</text:p>
                  <text:p text:style-name="P4">1K RESISTOR (X18)</text:p>
                  <text:p text:style-name="P4">3MM LED – BLUE (x8) </text:p>
                  <text:p text:style-name="P4">3MM LEDS – RED OR GREEN (x2)</text:p>
                  <text:p text:style-name="P4">7805 +5V VOLTAGE REGULATOR TO220</text:p>
                  <text:p text:style-name="P4">6MM TACTILE SWITCH</text:p>
                  <text:p text:style-name="P4"/>
                  <text:p text:style-name="P2">Please carefully check the polarity of D1, D2, REG1 and all LEDs before soldering!</text:p>
                  <text:p text:style-name="P4"/>
                  <text:p text:style-name="P4">PIC16F1825 MICROCONTROLLER</text:p>
                  <text:p text:style-name="P4">6N138 OPTOCOUPLER </text:p>
                  <text:p text:style-name="P2"/>
                  <text:p text:style-name="P4">TIP120 DARLINGTON TRANSISTOR TO220 (x8)</text:p>
                  <text:p text:style-name="P4"/>
                  <text:p text:style-name="P2">Take care with transistor orientation. Use the outline printed on the PCB and note that transistors on right side are in the opposite orientation to those on the left. </text:p>
                  <text:p text:style-name="P2"/>
                  <text:p text:style-name="P4">5PIN DIN CONNECTOR FEMALE</text:p>
                  <text:p text:style-name="P4">STACKING DOUBLE TERMINAL BLOCK 5MM (X9)</text:p>
                  <text:p text:style-name="P4"/>
                  <text:p text:style-name="P2">Clip the terminal blocks into strips of four before soldering. Ensure the cable entry hole for each terminal faces the outside of the board!</text:p>
                </table:table-cell>
              </table:table-row>
            </table:table>
            <text:p text:style-name="P2"/>
            <text:p text:style-name="P2">Attach the 4 brass pillar “legs” into the holes in the PCB using the M3 machine screws. </text:p>
            <text:p text:style-name="P2"/>
            <text:p text:style-name="P2"/>
            <text:p text:style-name="P2">The default MIDI note to port mapping is</text:p>
            <table:table table:name="Table3" table:style-name="Table3">
              <table:table-column table:style-name="Table3.A"/>
              <table:table-column table:style-name="Table3.B"/>
              <table:table-column table:style-name="Table3.C"/>
              <table:table-column table:style-name="Table3.A"/>
              <table:table-column table:style-name="Table3.B"/>
              <table:table-row>
                <table:table-cell table:style-name="Table3.A1" office:value-type="string">
                  <text:p text:style-name="P3">Port</text:p>
                </table:table-cell>
                <table:table-cell table:style-name="Table3.A1" office:value-type="string">
                  <text:p text:style-name="P1">Note</text:p>
                </table:table-cell>
                <table:table-cell table:style-name="Table3.C1" office:value-type="string">
                  <text:p text:style-name="P1"/>
                </table:table-cell>
                <table:table-cell table:style-name="Table3.A1" office:value-type="string">
                  <text:p text:style-name="P3">Port </text:p>
                </table:table-cell>
                <table:table-cell table:style-name="Table3.E1" office:value-type="string">
                  <text:p text:style-name="P1">Note</text:p>
                </table:table-cell>
              </table:table-row>
              <table:table-row>
                <table:table-cell table:style-name="Table3.A2" office:value-type="string">
                  <text:p text:style-name="P6">PORT A</text:p>
                </table:table-cell>
                <table:table-cell table:style-name="Table3.A2" office:value-type="string">
                  <text:p text:style-name="P5">C3 (60)</text:p>
                </table:table-cell>
                <table:table-cell table:style-name="Table3.C1" office:value-type="string">
                  <text:p text:style-name="P5"/>
                </table:table-cell>
                <table:table-cell table:style-name="Table3.A2" office:value-type="string">
                  <text:p text:style-name="P6">PORT E</text:p>
                </table:table-cell>
                <table:table-cell table:style-name="Table3.E2" office:value-type="string">
                  <text:p text:style-name="P5">E3 (64)</text:p>
                </table:table-cell>
              </table:table-row>
              <table:table-row>
                <table:table-cell table:style-name="Table3.A2" office:value-type="string">
                  <text:p text:style-name="P6">PORT B</text:p>
                </table:table-cell>
                <table:table-cell table:style-name="Table3.A2" office:value-type="string">
                  <text:p text:style-name="P5">C#3 (61)</text:p>
                </table:table-cell>
                <table:table-cell table:style-name="Table3.C1" office:value-type="string">
                  <text:p text:style-name="P5"/>
                </table:table-cell>
                <table:table-cell table:style-name="Table3.A2" office:value-type="string">
                  <text:p text:style-name="P6">PORT F</text:p>
                </table:table-cell>
                <table:table-cell table:style-name="Table3.E2" office:value-type="string">
                  <text:p text:style-name="P5">F3 (65)</text:p>
                </table:table-cell>
              </table:table-row>
              <table:table-row>
                <table:table-cell table:style-name="Table3.A2" office:value-type="string">
                  <text:p text:style-name="P6">PORT C</text:p>
                </table:table-cell>
                <table:table-cell table:style-name="Table3.A2" office:value-type="string">
                  <text:p text:style-name="P5">D3 (62)</text:p>
                </table:table-cell>
                <table:table-cell table:style-name="Table3.C1" office:value-type="string">
                  <text:p text:style-name="P5"/>
                </table:table-cell>
                <table:table-cell table:style-name="Table3.A2" office:value-type="string">
                  <text:p text:style-name="P6">PORT G</text:p>
                </table:table-cell>
                <table:table-cell table:style-name="Table3.E2" office:value-type="string">
                  <text:p text:style-name="P5">F#3 (66)</text:p>
                </table:table-cell>
              </table:table-row>
              <table:table-row>
                <table:table-cell table:style-name="Table3.A2" office:value-type="string">
                  <text:p text:style-name="P6">PORT D</text:p>
                </table:table-cell>
                <table:table-cell table:style-name="Table3.A2" office:value-type="string">
                  <text:p text:style-name="P5">D#3 (63)</text:p>
                </table:table-cell>
                <table:table-cell table:style-name="Table3.C1" office:value-type="string">
                  <text:p text:style-name="P5"/>
                </table:table-cell>
                <table:table-cell table:style-name="Table3.A2" office:value-type="string">
                  <text:p text:style-name="P6">PORT H</text:p>
                </table:table-cell>
                <table:table-cell table:style-name="Table3.E2" office:value-type="string">
                  <text:p text:style-name="P5">G3 (67)</text:p>
                </table:table-cell>
              </table:table-row>
            </table:table>
            <text:p text:style-name="P19"/>
            <text:p text:style-name="P8"><text:span text:style-name="T6">The default receive channel is </text:span><text:span text:style-name="T7">MIDI Channel 1 </text:span><text:span text:style-name="T6">for all ports. Output is set at </text:span><text:span text:style-name="T7">100% duty </text:span><text:span text:style-name="T6">(i.e. constantly ON when triggered) and </text:span><text:span text:style-name="T7">20 milliseconds duration</text:span><text:span text:style-name="T6">. </text:span></text:p>
            <text:p text:style-name="P19">The configuration can be changed over MIDI using a downloadable Java application. Check the web link given at the top of this sheet for the full instruction manual and the application download.</text:p>
            <text:p text:style-name="P9">* Power the board from a DC supply of 7-35 volts</text:p>
            <text:p text:style-name="P20">* Do not exceed 5A <text:span text:style-name="T5">pulsed</text:span> current draw per port, or 5A <text:span text:style-name="T5">continuous</text:span> current draw for all ports combined.</text:p>
            <text:p text:style-name="P20">* Make sure your power supply can provide sufficient current to power your combined loads!</text:p>
            <text:p text:style-name="P20">* Use the markings on the board to identify the location and polarity of each port</text:p>
            <text:p text:style-name="P20">*Check components and power supply for signs of overheating during use (reduce load or upgrade the supply accordingly)</text:p>
            <text:p text:style-name="P20">* Be aware that when driving inductive loads like solenoids, you may feel small electric shocks if you touch certain components (e.g. transistor tabs) and connections while the loads are being switched. These shocks are <text:s/>harmless, but can be disconcerting if you are not expecting them!</text:p>
            <text:p text:style-name="P21"><text:span text:style-name="T9">* </text:span>NEVER CONNECT THE BOARD DIRECTLY TO MAINS ELECTRICITY!!!!!</text:p>
            <text:p text:style-name="P20">* Always check the manual if you have any doubts</text:p>
            <text:p text:style-name="P20">* Have Fun!</text:p>
            <text:p text:style-name="P8"><text:span text:style-name="T6"/></text:p>
            <text:p text:style-name="P8"><text:span text:style-name="T6"/></text:p>
            <text:p text:style-name="P24"><text:span text:style-name="T8">Feel free to contact me at </text:span><text:span text:style-name="T7">sixtyfourpixels@gmail.com</text:span><text:span text:style-name="T8"> with questions, suggestions and feedback.</text:span></text:p>
          </table:table-cell>
          <table:table-cell table:style-name="Table1.B1" office:value-type="string">
            <text:p text:style-name="P10">MIDI SWITCHER</text:p>
            <text:p text:style-name="P2"/>
            <text:p text:style-name="P18"><text:span text:style-name="T4">The information on this page is the </text:span><text:span text:style-name="T3">bare minimum</text:span><text:span text:style-name="T4"> needed to build the project, however you will find more <text:s/>information at </text:span><text:span text:style-name="T2">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4" table:style-name="Table4">
              <table:table-column table:style-name="Table4.A"/>
              <table:table-column table:style-name="Table4.B"/>
              <table:table-row>
                <table:table-cell table:style-name="Table4.A1" office:value-type="string">
                  <text:p text:style-name="P2">C1,C2,C3</text:p>
                  <text:p text:style-name="P2">C4 <text:s text:c="15"/></text:p>
                  <text:p text:style-name="P2">C5 <text:s text:c="15"/></text:p>
                  <text:p text:style-name="P2">D1 <text:s text:c="15"/></text:p>
                  <text:p text:style-name="P2">D2 <text:s text:c="15"/></text:p>
                  <text:p text:style-name="P2">R1 <text:s text:c="15"/></text:p>
                  <text:p text:style-name="P2">R2,R3 <text:s text:c="10"/></text:p>
                  <text:p text:style-name="P2">R4-R21 <text:s text:c="8"/></text:p>
                  <text:p text:style-name="P2">LED1-8 <text:s text:c="8"/></text:p>
                  <text:p text:style-name="P2">PWR, ACT <text:s text:c="3"/></text:p>
                  <text:p text:style-name="P2">REG1 <text:s text:c="15"/></text:p>
                  <text:p text:style-name="P2">MODE <text:s text:c="15"/></text:p>
                  <text:p text:style-name="P2"><text:s text:c="16"/></text:p>
                  <text:p text:style-name="P2"/>
                  <text:p text:style-name="P2"/>
                  <text:p text:style-name="P2"/>
                  <text:p text:style-name="P2">IC1 <text:s text:c="16"/></text:p>
                  <text:p text:style-name="P2">IC2 <text:s text:c="16"/></text:p>
                  <text:p text:style-name="P2"><text:s text:c="11"/></text:p>
                  <text:p text:style-name="P2">Beside </text:p>
                  <text:p text:style-name="P2">LED1-8</text:p>
                  <text:p text:style-name="P2"/>
                  <text:p text:style-name="P2"/>
                  <text:p text:style-name="P2"/>
                  <text:p text:style-name="P2"/>
                  <text:p text:style-name="P2">MIDI_IN <text:s text:c="12"/></text:p>
                  <text:p text:style-name="P2">DCIN, PORTA-H <text:s text:c="6"/></text:p>
                  <text:p text:style-name="P2"/>
                  <text:p text:style-name="P2"><text:s text:c="15"/></text:p>
                </table:table-cell>
                <table:table-cell table:style-name="Table4.A1" office:value-type="string">
                  <text:p text:style-name="P4">100nF CERAMIC CAPACITOR (X3)</text:p>
                  <text:p text:style-name="P4">47UF 63V ELECTROLYTIC CAPACITOR</text:p>
                  <text:p text:style-name="P4">4U7 16V ELECTROLYTIC CAPACITOR</text:p>
                  <text:p text:style-name="P4">1N4148 SIGNAL DIODE</text:p>
                  <text:p text:style-name="P4">1N4001 RECTIFIER DIODE</text:p>
                  <text:p text:style-name="P4">220R RESISTOR </text:p>
                  <text:p text:style-name="P4">1K5 RESISTOR (X2)</text:p>
                  <text:p text:style-name="P4">1K RESISTOR (X18)</text:p>
                  <text:p text:style-name="P4">3MM LED – BLUE (x8) </text:p>
                  <text:p text:style-name="P4">3MM LEDS – RED OR GREEN (x2)</text:p>
                  <text:p text:style-name="P4">7805 +5V VOLTAGE REGULATOR TO220</text:p>
                  <text:p text:style-name="P4">6MM TACTILE SWITCH</text:p>
                  <text:p text:style-name="P4"/>
                  <text:p text:style-name="P2">Please carefully check the polarity of D1, D2, REG1 and all LEDs before soldering!</text:p>
                  <text:p text:style-name="P4"/>
                  <text:p text:style-name="P4">PIC16F1825 MICROCONTROLLER</text:p>
                  <text:p text:style-name="P4">6N138 OPTOCOUPLER </text:p>
                  <text:p text:style-name="P2"/>
                  <text:p text:style-name="P4">TIP120 DARLINGTON TRANSISTOR TO220 (x8)</text:p>
                  <text:p text:style-name="P4"/>
                  <text:p text:style-name="P2">Take care with transistor orientation. Use the outline printed on the PCB and note that transistors on right side are in the opposite orientation to those on the left. </text:p>
                  <text:p text:style-name="P2"/>
                  <text:p text:style-name="P4">5PIN DIN CONNECTOR FEMALE</text:p>
                  <text:p text:style-name="P4">STACKING DOUBLE TERMINAL BLOCK 5MM (X9)</text:p>
                  <text:p text:style-name="P4"/>
                  <text:p text:style-name="P2">Clip the terminal blocks into strips of four before soldering. Ensure the cable entry hole for each terminal faces the outside of the board!</text:p>
                </table:table-cell>
              </table:table-row>
            </table:table>
            <text:p text:style-name="P2"/>
            <text:p text:style-name="P2">Attach the 4 brass pillar “legs” into the holes in the PCB using the M3 machine screws. </text:p>
            <text:p text:style-name="P2"/>
            <text:p text:style-name="P2"/>
            <text:p text:style-name="P2">The default MIDI note to port mapping is</text:p>
            <table:table table:name="Table5" table:style-name="Table5">
              <table:table-column table:style-name="Table5.A"/>
              <table:table-column table:style-name="Table5.B"/>
              <table:table-column table:style-name="Table5.C"/>
              <table:table-column table:style-name="Table5.A"/>
              <table:table-column table:style-name="Table5.B"/>
              <table:table-row>
                <table:table-cell table:style-name="Table5.A1" office:value-type="string">
                  <text:p text:style-name="P3">Port</text:p>
                </table:table-cell>
                <table:table-cell table:style-name="Table5.A1" office:value-type="string">
                  <text:p text:style-name="P1">Note</text:p>
                </table:table-cell>
                <table:table-cell table:style-name="Table5.C1" office:value-type="string">
                  <text:p text:style-name="P1"/>
                </table:table-cell>
                <table:table-cell table:style-name="Table5.A1" office:value-type="string">
                  <text:p text:style-name="P3">Port </text:p>
                </table:table-cell>
                <table:table-cell table:style-name="Table5.E1" office:value-type="string">
                  <text:p text:style-name="P1">Note</text:p>
                </table:table-cell>
              </table:table-row>
              <table:table-row>
                <table:table-cell table:style-name="Table5.A2" office:value-type="string">
                  <text:p text:style-name="P6">PORT A</text:p>
                </table:table-cell>
                <table:table-cell table:style-name="Table5.A2" office:value-type="string">
                  <text:p text:style-name="P5">C3 (60)</text:p>
                </table:table-cell>
                <table:table-cell table:style-name="Table5.C1" office:value-type="string">
                  <text:p text:style-name="P5"/>
                </table:table-cell>
                <table:table-cell table:style-name="Table5.A2" office:value-type="string">
                  <text:p text:style-name="P6">PORT E</text:p>
                </table:table-cell>
                <table:table-cell table:style-name="Table5.E2" office:value-type="string">
                  <text:p text:style-name="P5">E3 (64)</text:p>
                </table:table-cell>
              </table:table-row>
              <table:table-row>
                <table:table-cell table:style-name="Table5.A2" office:value-type="string">
                  <text:p text:style-name="P6">PORT B</text:p>
                </table:table-cell>
                <table:table-cell table:style-name="Table5.A2" office:value-type="string">
                  <text:p text:style-name="P5">C#3 (61)</text:p>
                </table:table-cell>
                <table:table-cell table:style-name="Table5.C1" office:value-type="string">
                  <text:p text:style-name="P5"/>
                </table:table-cell>
                <table:table-cell table:style-name="Table5.A2" office:value-type="string">
                  <text:p text:style-name="P6">PORT F</text:p>
                </table:table-cell>
                <table:table-cell table:style-name="Table5.E2" office:value-type="string">
                  <text:p text:style-name="P5">F3 (65)</text:p>
                </table:table-cell>
              </table:table-row>
              <table:table-row>
                <table:table-cell table:style-name="Table5.A2" office:value-type="string">
                  <text:p text:style-name="P6">PORT C</text:p>
                </table:table-cell>
                <table:table-cell table:style-name="Table5.A2" office:value-type="string">
                  <text:p text:style-name="P5">D3 (62)</text:p>
                </table:table-cell>
                <table:table-cell table:style-name="Table5.C1" office:value-type="string">
                  <text:p text:style-name="P5"/>
                </table:table-cell>
                <table:table-cell table:style-name="Table5.A2" office:value-type="string">
                  <text:p text:style-name="P6">PORT G</text:p>
                </table:table-cell>
                <table:table-cell table:style-name="Table5.E2" office:value-type="string">
                  <text:p text:style-name="P5">F#3 (66)</text:p>
                </table:table-cell>
              </table:table-row>
              <table:table-row>
                <table:table-cell table:style-name="Table5.A2" office:value-type="string">
                  <text:p text:style-name="P6">PORT D</text:p>
                </table:table-cell>
                <table:table-cell table:style-name="Table5.A2" office:value-type="string">
                  <text:p text:style-name="P5">D#3 (63)</text:p>
                </table:table-cell>
                <table:table-cell table:style-name="Table5.C1" office:value-type="string">
                  <text:p text:style-name="P5"/>
                </table:table-cell>
                <table:table-cell table:style-name="Table5.A2" office:value-type="string">
                  <text:p text:style-name="P6">PORT H</text:p>
                </table:table-cell>
                <table:table-cell table:style-name="Table5.E2" office:value-type="string">
                  <text:p text:style-name="P5">G3 (67)</text:p>
                </table:table-cell>
              </table:table-row>
            </table:table>
            <text:p text:style-name="P19"/>
            <text:p text:style-name="P8"><text:span text:style-name="T6">The default receive channel is </text:span><text:span text:style-name="T7">MIDI Channel 1 </text:span><text:span text:style-name="T6">for all ports. Output is set at </text:span><text:span text:style-name="T7">100% duty </text:span><text:span text:style-name="T6">(i.e. constantly ON when triggered) and </text:span><text:span text:style-name="T7">20 milliseconds duration</text:span><text:span text:style-name="T6">. </text:span></text:p>
            <text:p text:style-name="P19">The configuration can be changed over MIDI using a downloadable Java application. Check the web link given at the top of this sheet for the full instruction manual and the application download.</text:p>
            <text:p text:style-name="P9">* Power the board from a DC supply of 7-35 volts</text:p>
            <text:p text:style-name="P20">* Do not exceed 5A <text:span text:style-name="T5">pulsed</text:span> current draw per port, or 5A <text:span text:style-name="T5">continuous</text:span> current draw for all ports combined.</text:p>
            <text:p text:style-name="P20">* Make sure your power supply can provide sufficient current to power your combined loads!</text:p>
            <text:p text:style-name="P20">* Use the markings on the board to identify the location and polarity of each port</text:p>
            <text:p text:style-name="P20">*Check components and power supply for signs of overheating during use (reduce load or upgrade the supply accordingly)</text:p>
            <text:p text:style-name="P20">* Be aware that when driving inductive loads like solenoids, you may feel small electric shocks if you touch certain components (e.g. transistor tabs) and connections while the loads are being switched. These shocks are <text:s/>harmless, but can be disconcerting if you are not expecting them!</text:p>
            <text:p text:style-name="P21"><text:span text:style-name="T9">* </text:span>NEVER CONNECT THE BOARD DIRECTLY TO MAINS ELECTRICITY!!!!!</text:p>
            <text:p text:style-name="P20">* Always check the manual if you have any doubts</text:p>
            <text:p text:style-name="P20">* Have Fun!</text:p>
            <text:p text:style-name="P8"><text:span text:style-name="T6"/></text:p>
            <text:p text:style-name="P8"><text:span text:style-name="T6"/></text:p>
            <text:p text:style-name="P24"><text:span text:style-name="T8">Feel free to contact me at </text:span><text:span text:style-name="T7">sixtyfourpixels@gmail.com</text:span><text:span text:style-name="T8"> with questions, suggestions and feedback.</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3-04-25T21:43:08.38</meta:creation-date>
    <meta:printed-by>Jason Hotchkiss</meta:printed-by>
    <meta:print-date>2013-06-23T19:30:34.21</meta:print-date>
    <dc:date>2015-03-11T22:38:00.38</dc:date>
    <dc:creator>jason hotchkiss</dc:creator>
    <meta:editing-duration>PT9H35M55S</meta:editing-duration>
    <meta:editing-cycles>49</meta:editing-cycles>
    <meta:generator>OpenOffice/4.1.1$Win32 OpenOffice.org_project/411m6$Build-9775</meta:generator>
    <meta:document-statistic meta:table-count="5" meta:image-count="0" meta:object-count="0" meta:page-count="1" meta:paragraph-count="158" meta:word-count="952" meta:character-count="5956"/>
  </office:meta>
</office:document-meta>
</file>